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666488" style:font-size-asian="12pt" style:font-size-complex="12pt"/>
    </style:style>
    <style:style style:name="P2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3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4" style:family="paragraph" style:parent-style-name="Standard">
      <style:paragraph-properties fo:margin-top="0cm" fo:margin-bottom="0.212cm" style:contextual-spacing="false" fo:line-height="100%"/>
      <style:text-properties style:font-name="Times New Roman" fo:language="uk" fo:country="UA" officeooo:paragraph-rsid="00157a74" style:font-name-asian="Times New Roman1" style:font-size-complex="14pt"/>
    </style:style>
    <style:style style:name="P5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57a74" style:font-name-asian="Times New Roman1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style:writing-mode="lr-tb"/>
      <style:text-properties style:font-name="Times New Roman" officeooo:paragraph-rsid="001674fa"/>
    </style:style>
    <style:style style:name="P10" style:family="paragraph" style:parent-style-name="Standard">
      <style:paragraph-properties fo:margin-left="2cm" fo:margin-right="0cm" fo:margin-top="0cm" fo:margin-bottom="0cm" style:contextual-spacing="false" fo:line-height="100%" fo:text-align="justify" style:justify-single-word="false" fo:text-indent="1cm" style:auto-text-indent="false">
        <style:tab-stops>
          <style:tab-stop style:position="12.446cm"/>
        </style:tab-stops>
      </style:paragraph-properties>
      <style:text-properties style:font-name="Times New Roman" fo:language="uk" fo:country="UA" officeooo:paragraph-rsid="00157a74" style:font-name-asian="Times New Roman1" style:font-size-complex="14pt"/>
    </style:style>
    <style:style style:name="P11" style:family="paragraph" style:parent-style-name="Standard">
      <style:paragraph-properties fo:margin-left="10.001cm" fo:margin-right="0cm" fo:margin-top="0cm" fo:margin-bottom="0cm" style:contextual-spacing="false" fo:line-height="100%" fo:text-align="end" style:justify-single-word="false" fo:text-indent="0.762cm" style:auto-text-indent="false"/>
      <style:text-properties style:font-name="Times New Roman" fo:language="uk" fo:country="UA" officeooo:paragraph-rsid="00157a74" style:font-name-asian="Times New Roman1" style:font-size-complex="14pt"/>
    </style:style>
    <style:style style:name="P12" style:family="paragraph" style:parent-style-name="Standard">
      <style:paragraph-properties fo:margin-left="10.001cm" fo:margin-right="0cm" fo:margin-top="0cm" fo:margin-bottom="0cm" style:contextual-spacing="false" fo:line-height="100%" fo:text-align="end" style:justify-single-word="false" fo:text-indent="0.762cm" style:auto-text-indent="false"/>
      <style:text-properties style:font-name="Times New Roman" fo:language="uk" fo:country="UA" officeooo:rsid="00196393" officeooo:paragraph-rsid="00196393" fo:background-color="#fdfefe" style:font-size-complex="14pt"/>
    </style:style>
    <style:style style:name="P13" style:family="paragraph" style:parent-style-name="Standard">
      <style:paragraph-properties fo:margin-left="10.001cm" fo:margin-right="0cm" fo:margin-top="0cm" fo:margin-bottom="0cm" style:contextual-spacing="false" fo:line-height="100%" fo:text-indent="0.762cm" style:auto-text-indent="false">
        <style:tab-stops>
          <style:tab-stop style:position="12.234cm"/>
          <style:tab-stop style:position="13.891cm" style:type="center"/>
        </style:tab-stops>
      </style:paragraph-properties>
      <style:text-properties style:font-name="Times New Roman" fo:language="uk" fo:country="UA" officeooo:paragraph-rsid="00157a74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officeooo:paragraph-rsid="00752f12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926e60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52f12" officeooo:paragraph-rsid="00abf194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18" style:family="paragraph" style:parent-style-name="Standard">
      <style:paragraph-properties fo:text-align="justify" style:justify-single-word="false" fo:break-before="page"/>
      <style:text-properties style:font-name="Times New Roman" fo:font-size="12pt" fo:language="uk" fo:country="UA" fo:font-weight="bold" officeooo:rsid="0074a7e7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9" style:family="paragraph" style:parent-style-name="Standard" style:master-page-name="First_20_Page">
      <style:paragraph-properties fo:margin-left="0.63cm" fo:margin-right="0cm" fo:margin-top="0cm" fo:margin-bottom="0.212cm" style:contextual-spacing="false" fo:line-height="120%" fo:text-align="center" style:justify-single-word="false" fo:text-indent="0.762cm" style:auto-text-indent="false" style:page-number="auto"/>
      <style:text-properties style:font-name="Times New Roman" fo:language="uk" fo:country="UA" officeooo:paragraph-rsid="00157a74" style:font-name-asian="Times New Roman1" style:font-size-complex="14pt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926e60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752f12" officeooo:paragraph-rsid="00abf194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752f12" officeooo:paragraph-rsid="00abf194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52f12" officeooo:paragraph-rsid="00abf194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T1" style:family="text">
      <style:text-properties fo:language="uk" fo:country="UA" fo:font-weight="bold" style:font-name-asian="Times New Roman1" style:font-weight-asian="bold" style:font-size-complex="14pt"/>
    </style:style>
    <style:style style:name="T2" style:family="text">
      <style:text-properties fo:language="uk" fo:country="UA" fo:font-weight="bold" officeooo:rsid="00783715" style:font-name-asian="Times New Roman1" style:font-weight-asian="bold" style:font-size-complex="14pt"/>
    </style:style>
    <style:style style:name="T3" style:family="text">
      <style:text-properties fo:language="uk" fo:country="UA" fo:font-weight="bold" fo:background-color="#ffffff" loext:char-shading-value="0" style:font-weight-asian="bold"/>
    </style:style>
    <style:style style:name="T4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5" style:family="text">
      <style:text-properties fo:language="uk" fo:country="UA" style:font-size-complex="14pt"/>
    </style:style>
    <style:style style:name="T6" style:family="text">
      <style:text-properties fo:language="uk" fo:country="UA" officeooo:rsid="00752f12" style:font-size-complex="14pt"/>
    </style:style>
    <style:style style:name="T7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officeooo:rsid="00a95135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ab44fe" style:font-weight-asian="normal" style:font-weight-complex="normal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23cm" draw:visible-area-height="5.023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МІНІСТЕРСТВО ОСВІТИ І НАУКИ УКРАЇНИ</text:p>
      <text:p text:style-name="P2"><draw:frame draw:style-name="fr1" draw:name="Object1" text:anchor-type="as-char" svg:width="4.075cm" svg:height="3.043cm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3">Дніпровський національний університет<text:line-break/>залізничного транспорту імені академіка В. Лазаряна</text:p>
      <text:p text:style-name="P4"/>
      <text:p text:style-name="P5">Кафедра «Комп'ютерні інформаційні технології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Лабораторна робота № <text:span text:style-name="T9">16</text:span></text:p>
      <text:p text:style-name="P9"><text:span text:style-name="T8"><text:line-break/></text:span><text:span text:style-name="T1">з дисципліни «</text:span><text:span text:style-name="T2">Об'єктно-орієнтоване програмування</text:span><text:span text:style-name="T7">»</text:span></text:p>
      <text:p text:style-name="P8"/>
      <text:p text:style-name="P1"><text:span text:style-name="T3">на тему: </text:span><text:span text:style-name="T4">«Серіалізація в Java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5">Виконав:</text:p>
      <text:p text:style-name="P11">студент гр.ПЗ1911 </text:p>
      <text:p text:style-name="P11">Сафонов Д. Є.</text:p>
      <text:p text:style-name="P11">Прийняла: </text:p>
      <text:p text:style-name="P12">Демидович І.М.</text:p>
      <text:p text:style-name="P13"><text:tab/></text:p>
      <text:p text:style-name="P14"><text:span text:style-name="T5">Дніпро, 202</text:span><text:span text:style-name="T6">1</text:span></text:p>
      <text:p text:style-name="P18">Тема. <text:span text:style-name="T10">Серіалізація в Java.</text:span></text:p>
      <text:p text:style-name="P15"/>
      <text:p text:style-name="P16">Завдання. <text:span text:style-name="T10">Написати <text:s text:c="2"/>об'єктно-орієнтовану <text:s text:c="2"/>програму <text:s text:c="2"/>на <text:s text:c="2"/>мові Java, <text:s text:c="2"/>яка <text:s text:c="2"/>використовує серіалізацію та десеріалізацію для збереження та зчитування пов’язаних через посилання об’єктів </text:span><text:span text:style-name="T11">у</text:span><text:span text:style-name="T10"> файл. Підготувати та виконати експерименти для перевірки збереження даних в повному обсязі та перевірки контролю версій класів, що десеріалізуються.</text:span></text:p>
      <text:p text:style-name="P16"><text:span text:style-name="T10"/></text:p>
      <text:p text:style-name="P17">Діаграма класів.</text:p>
      <text:p text:style-name="P21">//almost same as oop15</text:p>
      <text:p text:style-name="P17">Опис потоків, які використовуються в програмі.</text:p>
      <text:p text:style-name="P21">//object input stream</text:p>
      <text:p text:style-name="P21">//object output stream</text:p>
      <text:p text:style-name="P17">Текст програми.</text:p>
      <text:p text:style-name="P21">//paste</text:p>
      <text:p text:style-name="P17">Приклад роботи програми.</text:p>
      <text:p text:style-name="P22">//just the old screens, because changes were in the backend</text:p>
      <text:p text:style-name="P17">Висновки.</text:p>
      <text:p text:style-name="P21">//serialization &gt; binary/txt for obj saving, analog for json/xm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cm" fo:margin-right="0cm" fo:margin-top="0cm" fo:margin-bottom="0cm" style:contextual-spacing="false" fo:line-height="100%" fo:text-align="justify" style:justify-single-word="false" fo:text-indent="0.771cm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39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667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937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207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477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747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9.017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28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  <style:master-page style:name="HTML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4T12:06:42.174867818</meta:creation-date>
    <dc:date>2021-02-27T14:55:44.985032988</dc:date>
    <meta:editing-duration>PT8H27M13S</meta:editing-duration>
    <meta:editing-cycles>142</meta:editing-cycles>
    <meta:generator>LibreOffice/7.0.4.2$Linux_X86_64 LibreOffice_project/00$Build-2</meta:generator>
    <meta:document-statistic meta:table-count="0" meta:image-count="0" meta:object-count="1" meta:page-count="2" meta:paragraph-count="28" meta:word-count="131" meta:character-count="1018" meta:non-whitespace-character-count="897"/>
  </office:meta>
</office:document-meta>
</file>